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02mm"/>
    </style:style>
    <style:style style:name="co2" style:family="table-column">
      <style:table-column-properties fo:break-before="auto" style:column-width="51.5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0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ta1" style:family="table" style:master-page-name="PageStyle_5f_m1_3d_32_2c_52">
      <style:table-properties table:display="true" style:writing-mode="lr-tb"/>
    </style:style>
    <style:style style:name="ta2" style:family="table" style:master-page-name="PageStyle_5f_m1_3d_31_2c_53">
      <style:table-properties table:display="true" style:writing-mode="lr-tb"/>
    </style:style>
    <style:style style:name="ta3" style:family="table" style:master-page-name="PageStyle_5f_m1_3d_30_2c_52">
      <style:table-properties table:display="true" style:writing-mode="lr-tb"/>
    </style:style>
    <style:style style:name="ta4" style:family="table" style:master-page-name="PageStyle_5f_m1_3d_29_2c_52">
      <style:table-properties table:display="true" style:writing-mode="lr-tb"/>
    </style:style>
    <style:style style:name="ta5" style:family="table" style:master-page-name="PageStyle_5f_gravedad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ext-properties style:font-name="Liberation Sans1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weight="normal" fo:font-size="11pt" fo:text-shadow="none" style:text-position="0% 100%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1=32,5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/T</text:p>
          </table:table-cell>
          <table:table-cell table:style-name="ce1" office:value-type="string" calcext:value-type="string">
            <text:p>∆T</text:p>
          </table:table-cell>
          <table:table-cell table:style-name="ce1" office:value-type="string" calcext:value-type="string">
            <text:p>∆D</text:p>
          </table:table-cell>
          <table:table-cell table:style-name="ce1"/>
          <table:table-cell table:style-name="ce1">
            <draw:frame table:end-cell-address="'m1=32,52'.N17" table:end-x="13.48mm" table:end-y="3.3mm" draw:z-index="0" draw:name="Gráfico 7" draw:style-name="gr1" draw:text-style-name="P1" svg:width="177.09mm" svg:height="87.03mm" svg:x="18.52mm" svg:y="0mm">
              <draw:object draw:notify-on-update-of-ranges="'m1=32,52'.C2:'m1=32,52'.C6 'm1=32,52'.B2:'m1=32,52'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0"/>
          <table:table-cell table:number-columns-repeated="100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78" calcext:value-type="float">
            <text:p>0,78</text:p>
          </table:table-cell>
          <table:table-cell table:style-name="ce1" table:formula="of:=[.A2]/[.B2]" office:value-type="float" office:value="12.8205128205128" calcext:value-type="float">
            <text:p>12,820512820512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.34" calcext:value-type="float">
            <text:p>1,34</text:p>
          </table:table-cell>
          <table:table-cell table:style-name="ce1" table:formula="of:=[.A3]/[.B3]" office:value-type="float" office:value="14.9253731343284" calcext:value-type="float">
            <text:p>14,925373134328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.6283" calcext:value-type="float">
            <text:p>1,6283</text:p>
          </table:table-cell>
          <table:table-cell table:style-name="ce1" table:formula="of:=[.A4]/[.B4]" office:value-type="float" office:value="18.4241233187987" calcext:value-type="float">
            <text:p>18,424123318798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.785" calcext:value-type="float">
            <text:p>1,785</text:p>
          </table:table-cell>
          <table:table-cell table:style-name="ce1" table:formula="of:=[.A5]/[.B5]" office:value-type="float" office:value="22.4089635854342" calcext:value-type="float">
            <text:p>22,408963585434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.95" calcext:value-type="float">
            <text:p>1,95</text:p>
          </table:table-cell>
          <table:table-cell table:style-name="ce1" table:formula="of:=[.A6]/[.B6]" office:value-type="float" office:value="25.6410256410256" calcext:value-type="float">
            <text:p>25,641025641025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" table:number-matrix-columns-spanned="2" table:number-matrix-rows-spanned="4" table:formula="of:=LINEST([.C2:.C6];[.B2:.B6];1;1)" office:value-type="float" office:value="10.6437347952832" calcext:value-type="float">
            <text:p>10,6437347952832</text:p>
          </table:table-cell>
          <table:table-cell table:style-name="ce1" office:value-type="float" office:value="2.91394758131135" calcext:value-type="float">
            <text:p>2,91394758131135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∆m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office:value-type="float" office:value="2.44123628864771" calcext:value-type="float">
            <text:p>2,44123628864771</text:p>
          </table:table-cell>
          <table:table-cell table:style-name="ce1" office:value-type="float" office:value="3.78888773125547" calcext:value-type="float">
            <text:p>3,78888773125547</text:p>
          </table:table-cell>
          <table:table-cell table:style-name="ce1"/>
          <table:table-cell table:style-name="ce1" table:formula="of:=[.A8]" office:value-type="float" office:value="10.6437347952832" calcext:value-type="float">
            <text:p>10,6437347952832</text:p>
          </table:table-cell>
          <table:table-cell table:style-name="ce1" table:formula="of:=[.A9]" office:value-type="float" office:value="2.44123628864771" calcext:value-type="float">
            <text:p>2,44123628864771</text:p>
          </table:table-cell>
          <table:table-cell table:style-name="ce1" table:number-columns-repeated="12"/>
          <table:table-cell table:number-columns-repeated="1007"/>
        </table:table-row>
        <table:table-row table:style-name="ro2">
          <table:table-cell table:style-name="ce1" office:value-type="float" office:value="0.863694615792776" calcext:value-type="float">
            <text:p>0,863694615792776</text:p>
          </table:table-cell>
          <table:table-cell table:style-name="ce1" office:value-type="float" office:value="2.24292376971133" calcext:value-type="float">
            <text:p>2,24292376971133</text:p>
          </table:table-cell>
          <table:table-cell table:style-name="ce1"/>
          <table:table-cell table:style-name="ce1" office:value-type="string" calcext:value-type="string">
            <text:p>Vo=0</text:p>
          </table:table-cell>
          <table:table-cell table:style-name="ce1" office:value-type="string" calcext:value-type="string">
            <text:p>d=(1/2)a*T<text:span text:style-name="T3">2</text:span>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office:value-type="float" office:value="19.0094020309508" calcext:value-type="float">
            <text:p>19,009402030950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a=2m</text:p>
          </table:table-cell>
          <table:table-cell table:style-name="ce1" office:value-type="string" calcext:value-type="string">
            <text:p>∆a</text:p>
          </table:table-cell>
          <table:table-cell table:style-name="ce1" table:number-columns-repeated="12"/>
          <table:table-cell table:number-columns-repeated="1007"/>
        </table:table-row>
        <table:table-row table:style-name="ro3">
          <table:table-cell table:style-name="ce1" table:number-columns-repeated="2"/>
          <table:table-cell table:style-name="ce2" office:value-type="string" calcext:value-type="string">
            <text:p>ΔD/T</text:p>
          </table:table-cell>
          <table:table-cell table:style-name="ce1" table:formula="of:=2*[.D9]" office:value-type="float" office:value="21.2874695905664" calcext:value-type="float">
            <text:p>21,2874695905664</text:p>
          </table:table-cell>
          <table:table-cell table:style-name="ce1" table:formula="of:=[.E9]*2" office:value-type="float" office:value="4.88247257729542" calcext:value-type="float">
            <text:p>4,88247257729542</text:p>
          </table:table-cell>
          <table:table-cell table:style-name="ce1" table:number-columns-repeated="12"/>
          <table:table-cell table:number-columns-repeated="1007"/>
        </table:table-row>
        <table:table-row table:style-name="ro4">
          <table:table-cell table:style-name="ce1" table:number-columns-repeated="2"/>
          <table:table-cell table:style-name="ce1" table:formula="of:=[.C2]*SQRT(([.D2]/[.B2])^2 + ([.E2]/[.A2])^2)" office:value-type="float" office:value="0.208452845003125" calcext:value-type="float">
            <text:p>0,208452845003125</text:p>
          </table:table-cell>
          <table:table-cell table:style-name="ce1" office:value-type="string" calcext:value-type="string">
            <text:p>a(m/s<text:span text:style-name="T1">2</text:span><text:span text:style-name="T2">)</text:span></text:p>
          </table:table-cell>
          <table:table-cell table:style-name="ce1" table:number-columns-repeated="13"/>
          <table:table-cell table:number-columns-repeated="1007"/>
        </table:table-row>
        <table:table-row table:style-name="ro3">
          <table:table-cell table:style-name="ce1" table:number-columns-repeated="2"/>
          <table:table-cell table:style-name="ce1" table:formula="of:=[.C3]*SQRT(([.D3]/[.B3])^2 + ([.E3]/[.A3])^2)" office:value-type="float" office:value="0.134072468376268" calcext:value-type="float">
            <text:p>0,134072468376268</text:p>
          </table:table-cell>
          <table:table-cell table:style-name="ce1" table:formula="of:=[.D12]/100" office:value-type="float" office:value="0.212874695905664" calcext:value-type="float">
            <text:p>0,212874695905664</text:p>
          </table:table-cell>
          <table:table-cell table:style-name="ce1" table:number-columns-repeated="13"/>
          <table:table-cell table:number-columns-repeated="1007"/>
        </table:table-row>
        <table:table-row table:style-name="ro3">
          <table:table-cell table:style-name="ce1" table:number-columns-repeated="2"/>
          <table:table-cell table:style-name="ce1" table:formula="of:=[.C4]*SQRT(([.D4]/[.B4])^2 + ([.E4]/[.A4])^2)" office:value-type="float" office:value="0.128741771690667" calcext:value-type="float">
            <text:p>0,128741771690667</text:p>
          </table:table-cell>
          <table:table-cell table:style-name="ce1" table:number-columns-repeated="14"/>
          <table:table-cell table:number-columns-repeated="1007"/>
        </table:table-row>
        <table:table-row table:style-name="ro3">
          <table:table-cell table:style-name="ce1" table:number-columns-repeated="2"/>
          <table:table-cell table:style-name="ce1" table:formula="of:=[.C5]*SQRT(([.D5]/[.B5])^2 + ([.E5]/[.A5])^2)" office:value-type="float" office:value="0.137473289814088" calcext:value-type="float">
            <text:p>0,137473289814088</text:p>
          </table:table-cell>
          <table:table-cell table:style-name="ce1" table:number-columns-repeated="14"/>
          <table:table-cell table:number-columns-repeated="1007"/>
        </table:table-row>
        <table:table-row table:style-name="ro3">
          <table:table-cell table:style-name="ce1" table:number-columns-repeated="2"/>
          <table:table-cell table:style-name="ce1" table:formula="of:=[.C6]*SQRT(([.D6]/[.B6])^2 + ([.E6]/[.A6])^2)" office:value-type="float" office:value="0.141138621030706" calcext:value-type="float">
            <text:p>0,141138621030706</text:p>
          </table:table-cell>
          <table:table-cell table:style-name="ce1" table:number-columns-repeated="14"/>
          <table:table-cell table:number-columns-repeated="1007"/>
        </table:table-row>
        <table:table-row table:style-name="ro3" table:number-rows-repeated="3">
          <table:table-cell table:style-name="ce1" table:number-columns-repeated="17"/>
          <table:table-cell table:number-columns-repeated="1007"/>
        </table:table-row>
        <table:table-row table:style-name="ro1" table:number-rows-repeated="2">
          <table:table-cell table:style-name="ce1" table:number-columns-repeated="17"/>
          <table:table-cell table:number-columns-repeated="100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1=31,53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/T</text:p>
          </table:table-cell>
          <table:table-cell table:style-name="ce1" office:value-type="string" calcext:value-type="string">
            <text:p>∆T</text:p>
          </table:table-cell>
          <table:table-cell table:style-name="ce1" office:value-type="string" calcext:value-type="string">
            <text:p>∆D</text:p>
          </table:table-cell>
          <table:table-cell table:number-columns-repeated="2"/>
          <table:table-cell>
            <draw:frame table:end-cell-address="'m1=31,53'.N19" table:end-x="15.6mm" table:end-y="0.92mm" draw:z-index="0" draw:name="Gráfico 1" draw:style-name="gr1" draw:text-style-name="P1" svg:width="170.39mm" svg:height="90.84mm" svg:x="1.32mm" svg:y="3.97mm">
              <draw:object draw:notify-on-update-of-ranges="'m1=31,53'.C2:'m1=31,53'.C6 'm1=31,53'.B2:'m1=31,53'.B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8" calcext:value-type="float">
            <text:p>0,48</text:p>
          </table:table-cell>
          <table:table-cell table:style-name="ce1" table:formula="of:=[.A2]/[.B2]" office:value-type="float" office:value="20.8333333333333" calcext:value-type="float">
            <text:p>20,8333333333333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805" calcext:value-type="float">
            <text:p>0,805</text:p>
          </table:table-cell>
          <table:table-cell table:style-name="ce1" table:formula="of:=[.A3]/[.B3]" office:value-type="float" office:value="24.8447204968944" calcext:value-type="float">
            <text:p>24,844720496894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9883" calcext:value-type="float">
            <text:p>0,9883</text:p>
          </table:table-cell>
          <table:table-cell table:style-name="ce1" table:formula="of:=[.A4]/[.B4]" office:value-type="float" office:value="30.3551553172114" calcext:value-type="float">
            <text:p>30,355155317211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.1533" calcext:value-type="float">
            <text:p>1,1533</text:p>
          </table:table-cell>
          <table:table-cell table:style-name="ce1" table:formula="of:=[.A5]/[.B5]" office:value-type="float" office:value="34.6830833261077" calcext:value-type="float">
            <text:p>34,683083326107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.275" calcext:value-type="float">
            <text:p>1,275</text:p>
          </table:table-cell>
          <table:table-cell table:style-name="ce1" table:formula="of:=[.A6]/[.B6]" office:value-type="float" office:value="39.2156862745098" calcext:value-type="float">
            <text:p>39,215686274509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matrix-columns-spanned="2" table:number-matrix-rows-spanned="4" table:formula="of:=LINEST([.C2:.C6];[.B2:.B6];1;1)" office:value-type="float" office:value="23.1250094160621" calcext:value-type="float">
            <text:p>23,1250094160621</text:p>
          </table:table-cell>
          <table:table-cell office:value-type="float" office:value="8.24148689549979" calcext:value-type="float">
            <text:p>8,24148689549979</text:p>
          </table:table-cell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∆m</text:p>
          </table:table-cell>
          <table:table-cell table:number-columns-repeated="1019"/>
        </table:table-row>
        <table:table-row table:style-name="ro1">
          <table:table-cell office:value-type="float" office:value="2.78866047104029" calcext:value-type="float">
            <text:p>2,78866047104029</text:p>
          </table:table-cell>
          <table:table-cell office:value-type="float" office:value="2.73541517417405" calcext:value-type="float">
            <text:p>2,73541517417405</text:p>
          </table:table-cell>
          <table:table-cell/>
          <table:table-cell table:style-name="ce1" table:formula="of:=[.A9]" office:value-type="float" office:value="23.1250094160621" calcext:value-type="float">
            <text:p>23,1250094160621</text:p>
          </table:table-cell>
          <table:table-cell table:style-name="ce1" table:formula="of:=[.A10]" office:value-type="float" office:value="2.7886604710403" calcext:value-type="float">
            <text:p>2,7886604710403</text:p>
          </table:table-cell>
          <table:table-cell table:number-columns-repeated="1019"/>
        </table:table-row>
        <table:table-row table:style-name="ro2">
          <table:table-cell office:value-type="float" office:value="0.958197363740212" calcext:value-type="float">
            <text:p>0,958197363740212</text:p>
          </table:table-cell>
          <table:table-cell office:value-type="float" office:value="1.74124832494156" calcext:value-type="float">
            <text:p>1,74124832494156</text:p>
          </table:table-cell>
          <table:table-cell/>
          <table:table-cell table:style-name="ce1" office:value-type="string" calcext:value-type="string">
            <text:p>Vo=0</text:p>
          </table:table-cell>
          <table:table-cell table:style-name="ce1" office:value-type="string" calcext:value-type="string">
            <text:p>d=(1/2)a*T<text:span text:style-name="T3">2</text:span></text:p>
          </table:table-cell>
          <table:table-cell table:number-columns-repeated="1019"/>
        </table:table-row>
        <table:table-row table:style-name="ro3">
          <table:table-cell office:value-type="float" office:value="68.7658087723484" calcext:value-type="float">
            <text:p>68,765808772348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ΔD/T</text:p>
          </table:table-cell>
          <table:table-cell table:style-name="ce1" office:value-type="string" calcext:value-type="string">
            <text:p>a=2m</text:p>
          </table:table-cell>
          <table:table-cell table:style-name="ce1" office:value-type="string" calcext:value-type="string">
            <text:p>∆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formula="of:=[.C2]*SQRT(([.D2]/[.B2])^2 + ([.E2]/[.A2])^2)" office:value-type="float" office:value="0.48143835499521" calcext:value-type="float">
            <text:p>0,48143835499521</text:p>
          </table:table-cell>
          <table:table-cell table:style-name="ce1" table:formula="of:=2*[.D10]" office:value-type="float" office:value="46.2500188321243" calcext:value-type="float">
            <text:p>46,2500188321243</text:p>
          </table:table-cell>
          <table:table-cell table:style-name="ce1" table:formula="of:=[.E10]*2" office:value-type="float" office:value="5.57732094208059" calcext:value-type="float">
            <text:p>5,57732094208059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formula="of:=[.C3]*SQRT(([.D3]/[.B3])^2 + ([.E3]/[.A3])^2)" office:value-type="float" office:value="0.332692083559941" calcext:value-type="float">
            <text:p>0,332692083559941</text:p>
          </table:table-cell>
          <table:table-cell table:style-name="ce1" office:value-type="string" calcext:value-type="string">
            <text:p>a(m/s<text:span text:style-name="T1">2</text:span><text:span text:style-name="T2">)</text:span>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[.C4]*SQRT(([.D4]/[.B4])^2 + ([.E4]/[.A4])^2)" office:value-type="float" office:value="0.323382615133163" calcext:value-type="float">
            <text:p>0,323382615133163</text:p>
          </table:table-cell>
          <table:table-cell table:formula="of:=[.D13]/100" office:value-type="float" office:value="0.462500188321243" calcext:value-type="float">
            <text:p>0,462500188321243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[.C5]*SQRT(([.D5]/[.B5])^2 + ([.E5]/[.A5])^2)" office:value-type="float" office:value="0.31297954976516" calcext:value-type="float">
            <text:p>0,31297954976516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6]*SQRT(([.D6]/[.B6])^2 + ([.E6]/[.A6])^2)" office:value-type="float" office:value="0.317416527334413" calcext:value-type="float">
            <text:p>0,317416527334413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1=30,52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/T</text:p>
          </table:table-cell>
          <table:table-cell table:style-name="ce1" office:value-type="string" calcext:value-type="string">
            <text:p>∆T</text:p>
          </table:table-cell>
          <table:table-cell table:style-name="ce1" office:value-type="string" calcext:value-type="string">
            <text:p>∆D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55" calcext:value-type="float">
            <text:p>0,455</text:p>
          </table:table-cell>
          <table:table-cell table:style-name="ce1" table:formula="of:=[.A2]/[.B2]" office:value-type="float" office:value="21.978021978022" calcext:value-type="float">
            <text:p>21,97802197802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6433" calcext:value-type="float">
            <text:p>0,6433</text:p>
          </table:table-cell>
          <table:table-cell table:style-name="ce1" table:formula="of:=[.A3]/[.B3]" office:value-type="float" office:value="31.0896937665164" calcext:value-type="float">
            <text:p>31,089693766516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/>
          <table:table-cell>
            <draw:frame table:end-cell-address="'m1=30,52'.M19" table:end-x="18.78mm" table:end-y="3.83mm" draw:z-index="0" draw:name="Gráfico 1" draw:style-name="gr1" draw:text-style-name="P1" svg:width="171.45mm" svg:height="85.55mm" svg:x="3.44mm" svg:y="1.59mm">
              <draw:object draw:notify-on-update-of-ranges="'m1=30,52'.C2:'m1=30,52'.C6 'm1=30,52'.B2:'m1=30,52'.B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7526" calcext:value-type="float">
            <text:p>0,7526</text:p>
          </table:table-cell>
          <table:table-cell table:style-name="ce1" table:formula="of:=[.A4]/[.B4]" office:value-type="float" office:value="39.8618123837364" calcext:value-type="float">
            <text:p>39,861812383736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875" calcext:value-type="float">
            <text:p>0,875</text:p>
          </table:table-cell>
          <table:table-cell table:style-name="ce1" table:formula="of:=[.A5]/[.B5]" office:value-type="float" office:value="45.7142857142857" calcext:value-type="float">
            <text:p>45,714285714285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.005" calcext:value-type="float">
            <text:p>1,005</text:p>
          </table:table-cell>
          <table:table-cell table:style-name="ce1" table:formula="of:=[.A6]/[.B6]" office:value-type="float" office:value="49.7512437810945" calcext:value-type="float">
            <text:p>49,7512437810945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matrix-columns-spanned="2" table:number-matrix-rows-spanned="4" table:formula="of:=LINEST([.C2:.C6];[.B2:.B6];1;1)" office:value-type="float" office:value="52.6464145617309" calcext:value-type="float">
            <text:p>52,6464145617309</text:p>
          </table:table-cell>
          <table:table-cell office:value-type="float" office:value="-1.60469009294135" calcext:value-type="float">
            <text:p>-1,60469009294135</text:p>
          </table:table-cell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∆m</text:p>
          </table:table-cell>
          <table:table-cell table:number-columns-repeated="1019"/>
        </table:table-row>
        <table:table-row table:style-name="ro1">
          <table:table-cell office:value-type="float" office:value="4.07165416166635" calcext:value-type="float">
            <text:p>4,07165416166635</text:p>
          </table:table-cell>
          <table:table-cell office:value-type="float" office:value="3.1343363389417" calcext:value-type="float">
            <text:p>3,1343363389417</text:p>
          </table:table-cell>
          <table:table-cell/>
          <table:table-cell table:style-name="ce1" table:formula="of:=[.A9]" office:value-type="float" office:value="52.6464145617309" calcext:value-type="float">
            <text:p>52,6464145617309</text:p>
          </table:table-cell>
          <table:table-cell table:style-name="ce1" table:formula="of:=[.A10]" office:value-type="float" office:value="4.07165416166635" calcext:value-type="float">
            <text:p>4,07165416166635</text:p>
          </table:table-cell>
          <table:table-cell table:number-columns-repeated="1019"/>
        </table:table-row>
        <table:table-row table:style-name="ro2">
          <table:table-cell office:value-type="float" office:value="0.982372065577989" calcext:value-type="float">
            <text:p>0,982372065577989</text:p>
          </table:table-cell>
          <table:table-cell office:value-type="float" office:value="1.72262101459668" calcext:value-type="float">
            <text:p>1,72262101459668</text:p>
          </table:table-cell>
          <table:table-cell/>
          <table:table-cell table:style-name="ce1" office:value-type="string" calcext:value-type="string">
            <text:p>Vo=0</text:p>
          </table:table-cell>
          <table:table-cell table:style-name="ce1" office:value-type="string" calcext:value-type="string">
            <text:p>d=(1/2)a*T<text:span text:style-name="T3">2</text:span></text:p>
          </table:table-cell>
          <table:table-cell table:number-columns-repeated="1019"/>
        </table:table-row>
        <table:table-row table:style-name="ro3">
          <table:table-cell office:value-type="float" office:value="167.18443160613" calcext:value-type="float">
            <text:p>167,1844316061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ΔD/T</text:p>
          </table:table-cell>
          <table:table-cell table:style-name="ce1" office:value-type="string" calcext:value-type="string">
            <text:p>a=2m</text:p>
          </table:table-cell>
          <table:table-cell table:style-name="ce1" office:value-type="string" calcext:value-type="string">
            <text:p>∆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formula="of:=[.C2]*SQRT(([.D2]/[.B2])^2 + ([.E2]/[.A2])^2)" office:value-type="float" office:value="0.530683200120098" calcext:value-type="float">
            <text:p>0,530683200120098</text:p>
          </table:table-cell>
          <table:table-cell table:style-name="ce1" table:formula="of:=2*[.D10]" office:value-type="float" office:value="105.292829123462" calcext:value-type="float">
            <text:p>105,292829123462</text:p>
          </table:table-cell>
          <table:table-cell table:style-name="ce1" table:formula="of:=[.E10]*2" office:value-type="float" office:value="8.1433083233327" calcext:value-type="float">
            <text:p>8,1433083233327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formula="of:=[.C3]*SQRT(([.D3]/[.B3])^2 + ([.E3]/[.A3])^2)" office:value-type="float" office:value="0.50766934383784" calcext:value-type="float">
            <text:p>0,50766934383784</text:p>
          </table:table-cell>
          <table:table-cell table:style-name="ce1" office:value-type="string" calcext:value-type="string">
            <text:p>a(m/s<text:span text:style-name="T1">2</text:span><text:span text:style-name="T2">)</text:span>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[.C4]*SQRT(([.D4]/[.B4])^2 + ([.E4]/[.A4])^2)" office:value-type="float" office:value="0.546067077370321" calcext:value-type="float">
            <text:p>0,546067077370321</text:p>
          </table:table-cell>
          <table:table-cell table:formula="of:=[.D13]/100" office:value-type="float" office:value="1.05292829123462" calcext:value-type="float">
            <text:p>1,05292829123462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[.C5]*SQRT(([.D5]/[.B5])^2 + ([.E5]/[.A5])^2)" office:value-type="float" office:value="0.534802917686831" calcext:value-type="float">
            <text:p>0,534802917686831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6]*SQRT(([.D6]/[.B6])^2 + ([.E6]/[.A6])^2)" office:value-type="float" office:value="0.504938239249504" calcext:value-type="float">
            <text:p>0,504938239249504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1=29,52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/T</text:p>
          </table:table-cell>
          <table:table-cell table:style-name="ce1" office:value-type="string" calcext:value-type="string">
            <text:p>∆T</text:p>
          </table:table-cell>
          <table:table-cell table:style-name="ce1" office:value-type="string" calcext:value-type="string">
            <text:p>∆D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4" calcext:value-type="float">
            <text:p>0,44</text:p>
          </table:table-cell>
          <table:table-cell table:style-name="ce1" table:formula="of:=[.A2]/[.B2]" office:value-type="float" office:value="22.7272727272727" calcext:value-type="float">
            <text:p>22,727272727272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/>
          <table:table-cell>
            <draw:frame table:end-cell-address="'m1=29,52'.M18" table:end-x="11.1mm" table:end-y="3.04mm" draw:z-index="0" draw:name="Gráfico 2" draw:style-name="gr1" draw:text-style-name="P1" svg:width="165.49mm" svg:height="84.23mm" svg:x="1.72mm" svg:y="2.12mm">
              <draw:object draw:notify-on-update-of-ranges="'m1=29,52'.C2:'m1=29,52'.C6 'm1=29,52'.B2:'m1=29,52'.B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535" calcext:value-type="float">
            <text:p>0,535</text:p>
          </table:table-cell>
          <table:table-cell table:style-name="ce1" table:formula="of:=[.A3]/[.B3]" office:value-type="float" office:value="37.3831775700935" calcext:value-type="float">
            <text:p>37,3831775700935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631" calcext:value-type="float">
            <text:p>0,631</text:p>
          </table:table-cell>
          <table:table-cell table:style-name="ce1" table:formula="of:=[.A4]/[.B4]" office:value-type="float" office:value="47.5435816164818" calcext:value-type="float">
            <text:p>47,543581616481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7433" calcext:value-type="float">
            <text:p>0,7433</text:p>
          </table:table-cell>
          <table:table-cell table:style-name="ce1" table:formula="of:=[.A5]/[.B5]" office:value-type="float" office:value="53.8140723799274" calcext:value-type="float">
            <text:p>53,814072379927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[.A6]/[.B6]" office:value-type="float" office:value="58.8235294117647" calcext:value-type="float">
            <text:p>58,823529411764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matrix-columns-spanned="2" table:number-matrix-rows-spanned="4" table:formula="of:=LINEST([.C2:.C6];[.B2:.B6];1;1)" office:value-type="float" office:value="85.4218860085331" calcext:value-type="float">
            <text:p>85,4218860085331</text:p>
          </table:table-cell>
          <table:table-cell office:value-type="float" office:value="-10.599721240312" calcext:value-type="float">
            <text:p>-10,599721240312</text:p>
          </table:table-cell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∆m</text:p>
          </table:table-cell>
          <table:table-cell table:number-columns-repeated="1019"/>
        </table:table-row>
        <table:table-row table:style-name="ro1">
          <table:table-cell office:value-type="float" office:value="12.8357975646408" calcext:value-type="float">
            <text:p>12,8357975646408</text:p>
          </table:table-cell>
          <table:table-cell office:value-type="float" office:value="8.42282823862242" calcext:value-type="float">
            <text:p>8,42282823862242</text:p>
          </table:table-cell>
          <table:table-cell/>
          <table:table-cell table:style-name="ce1" table:formula="of:=[.A9]" office:value-type="float" office:value="85.4218860085331" calcext:value-type="float">
            <text:p>85,4218860085331</text:p>
          </table:table-cell>
          <table:table-cell table:style-name="ce1" table:formula="of:=[.A10]" office:value-type="float" office:value="12.8357975646408" calcext:value-type="float">
            <text:p>12,8357975646408</text:p>
          </table:table-cell>
          <table:table-cell table:number-columns-repeated="1019"/>
        </table:table-row>
        <table:table-row table:style-name="ro2">
          <table:table-cell office:value-type="float" office:value="0.936559850562453" calcext:value-type="float">
            <text:p>0,936559850562453</text:p>
          </table:table-cell>
          <table:table-cell office:value-type="float" office:value="4.17660348131988" calcext:value-type="float">
            <text:p>4,17660348131988</text:p>
          </table:table-cell>
          <table:table-cell/>
          <table:table-cell table:style-name="ce1" office:value-type="string" calcext:value-type="string">
            <text:p>Vo=0</text:p>
          </table:table-cell>
          <table:table-cell table:style-name="ce1" office:value-type="string" calcext:value-type="string">
            <text:p>d=(1/2)a*T<text:span text:style-name="T3">2</text:span></text:p>
          </table:table-cell>
          <table:table-cell table:number-columns-repeated="1019"/>
        </table:table-row>
        <table:table-row table:style-name="ro3">
          <table:table-cell office:value-type="float" office:value="44.288665405073" calcext:value-type="float">
            <text:p>44,28866540507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ΔD/T</text:p>
          </table:table-cell>
          <table:table-cell table:style-name="ce1" office:value-type="string" calcext:value-type="string">
            <text:p>a=2m</text:p>
          </table:table-cell>
          <table:table-cell table:style-name="ce1" office:value-type="string" calcext:value-type="string">
            <text:p>∆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formula="of:=[.C2]*SQRT(([.D2]/[.B2])^2 + ([.E2]/[.A2])^2)" office:value-type="float" office:value="0.564318193543292" calcext:value-type="float">
            <text:p>0,564318193543292</text:p>
          </table:table-cell>
          <table:table-cell table:style-name="ce1" table:formula="of:=2*[.D10]" office:value-type="float" office:value="170.843772017066" calcext:value-type="float">
            <text:p>170,843772017066</text:p>
          </table:table-cell>
          <table:table-cell table:style-name="ce1" table:formula="of:=[.E10]*2" office:value-type="float" office:value="25.6715951292816" calcext:value-type="float">
            <text:p>25,6715951292816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formula="of:=[.C3]*SQRT(([.D3]/[.B3])^2 + ([.E3]/[.A3])^2)" office:value-type="float" office:value="0.72331907540265" calcext:value-type="float">
            <text:p>0,72331907540265</text:p>
          </table:table-cell>
          <table:table-cell table:style-name="ce1" office:value-type="string" calcext:value-type="string">
            <text:p>a(m/s<text:span text:style-name="T1">2</text:span><text:span text:style-name="T2">)</text:span>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[.C4]*SQRT(([.D4]/[.B4])^2 + ([.E4]/[.A4])^2)" office:value-type="float" office:value="0.769950351955564" calcext:value-type="float">
            <text:p>0,769950351955564</text:p>
          </table:table-cell>
          <table:table-cell table:formula="of:=[.D13]/100" office:value-type="float" office:value="1.70843772017066" calcext:value-type="float">
            <text:p>1,70843772017066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[.C5]*SQRT(([.D5]/[.B5])^2 + ([.E5]/[.A5])^2)" office:value-type="float" office:value="0.736382511209905" calcext:value-type="float">
            <text:p>0,736382511209905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6]*SQRT(([.D6]/[.B6])^2 + ([.E6]/[.A6])^2)" office:value-type="float" office:value="0.701970298019775" calcext:value-type="float">
            <text:p>0,701970298019775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vedad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2">
          <table:table-cell table:style-name="ce1" office:value-type="string" calcext:value-type="string">
            <text:p>y=a(m/s<text:span text:style-name="T1">2</text:span><text:span text:style-name="T2">)</text:span></text:p>
          </table:table-cell>
          <table:table-cell table:style-name="ce1" office:value-type="string" calcext:value-type="string">
            <text:p>x=(m1-m2)/(m1+m2)</text:p>
          </table:table-cell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1" office:value-type="float" office:value="0.2128747" calcext:value-type="float">
            <text:p>0,2128747</text:p>
          </table:table-cell>
          <table:table-cell table:style-name="ce1" office:value-type="float" office:value="-0.062013267" calcext:value-type="float">
            <text:p>-0,062013267</text:p>
          </table:table-cell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1" office:value-type="float" office:value="0.46250019" calcext:value-type="float">
            <text:p>0,46250019</text:p>
          </table:table-cell>
          <table:table-cell table:style-name="ce1" office:value-type="float" office:value="-0.077530719" calcext:value-type="float">
            <text:p>-0,077530719</text:p>
          </table:table-cell>
          <table:table-cell table:style-name="ce1" table:number-columns-repeated="2"/>
          <table:table-cell table:style-name="ce1">
            <draw:frame table:end-cell-address="gravedad.L20" table:end-x="13.49mm" table:end-y="1.44mm" draw:z-index="0" draw:name="Gráfico 3" draw:style-name="gr1" draw:text-style-name="P1" svg:width="175.5mm" svg:height="91.14mm" svg:x="20.11mm" svg:y="0.26mm">
              <draw:object draw:notify-on-update-of-ranges="gravedad.A2:gravedad.A5 gravedad.B2:gravedad.B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1" table:number-columns-repeated="8"/>
          <table:table-cell table:number-columns-repeated="1011"/>
        </table:table-row>
        <table:table-row table:style-name="ro1">
          <table:table-cell table:style-name="ce1" office:value-type="float" office:value="1.05292829" calcext:value-type="float">
            <text:p>1,05292829</text:p>
          </table:table-cell>
          <table:table-cell table:style-name="ce1" office:value-type="float" office:value="-0.119573056" calcext:value-type="float">
            <text:p>-0,119573056</text:p>
          </table:table-cell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1" office:value-type="float" office:value="1.70843772" calcext:value-type="float">
            <text:p>1,70843772</text:p>
          </table:table-cell>
          <table:table-cell table:style-name="ce1" office:value-type="float" office:value="-0.148543409" calcext:value-type="float">
            <text:p>-0,148543409</text:p>
          </table:table-cell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1" table:number-columns-repeated="13"/>
          <table:table-cell table:number-columns-repeated="1011"/>
        </table:table-row>
        <table:table-row table:style-name="ro1">
          <table:table-cell table:style-name="ce1" table:number-matrix-columns-spanned="2" table:number-matrix-rows-spanned="4" table:formula="of:=LINEST([.A2:.A5];[.B2:.B5];1;1)" office:value-type="float" office:value="-16.7956966770911" calcext:value-type="float">
            <text:p>-16,7956966770911</text:p>
          </table:table-cell>
          <table:table-cell table:style-name="ce1" office:value-type="float" office:value="-0.852550095560535" calcext:value-type="float">
            <text:p>-0,852550095560535</text:p>
          </table:table-cell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1" office:value-type="float" office:value="1.29526718223249" calcext:value-type="float">
            <text:p>1,29526718223249</text:p>
          </table:table-cell>
          <table:table-cell table:style-name="ce1" office:value-type="float" office:value="0.139232964895199" calcext:value-type="float">
            <text:p>0,139232964895199</text:p>
          </table:table-cell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1" office:value-type="float" office:value="0.988245142667292" calcext:value-type="float">
            <text:p>0,988245142667292</text:p>
          </table:table-cell>
          <table:table-cell table:style-name="ce1" office:value-type="float" office:value="0.0885413127911294" calcext:value-type="float">
            <text:p>0,088541312791129</text:p>
          </table:table-cell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1" office:value-type="float" office:value="168.142430774969" calcext:value-type="float">
            <text:p>168,14243077496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1" table:number-columns-repeated="13"/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a=(m1-m2)/(m1+m2)*g</text:p>
          </table:table-cell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m=g</text:p>
          </table:table-cell>
          <table:table-cell table:style-name="ce1" office:value-type="string" calcext:value-type="string">
            <text:p>∆g</text:p>
          </table:table-cell>
          <table:table-cell table:style-name="ce1" table:number-columns-repeated="10"/>
          <table:table-cell table:number-columns-repeated="1011"/>
        </table:table-row>
        <table:table-row table:style-name="ro1">
          <table:table-cell table:style-name="ce1"/>
          <table:table-cell table:style-name="ce1" table:formula="of:=[.A7]" office:value-type="float" office:value="-16.7956966770911" calcext:value-type="float">
            <text:p>-16,7956966770911</text:p>
          </table:table-cell>
          <table:table-cell table:style-name="ce1" table:formula="of:=[.A8]" office:value-type="float" office:value="1.29526718223249" calcext:value-type="float">
            <text:p>1,29526718223249</text:p>
          </table:table-cell>
          <table:table-cell table:style-name="ce1" table:number-columns-repeated="10"/>
          <table:table-cell table:number-columns-repeated="1011"/>
        </table:table-row>
        <table:table-row table:style-name="ro1" table:number-rows-repeated="5">
          <table:table-cell table:style-name="ce1" table:number-columns-repeated="13"/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1_3d_32_2c_52" style:display-name="PageStyle_m1=32,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1_3d_31_2c_53" style:display-name="PageStyle_m1=31,5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1_3d_30_2c_52" style:display-name="PageStyle_m1=30,5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1_3d_29_2c_52" style:display-name="PageStyle_m1=29,5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avedad" style:display-name="PageStyle_graved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UARIO</meta:initial-creator>
    <meta:creation-date>2019-11-09T09:55:15</meta:creation-date>
    <dc:date>2019-12-17T11:20:14.331711792</dc:date>
    <meta:generator>LibreOffice/6.3.3.2$Linux_X86_64 LibreOffice_project/30$Build-2</meta:generator>
    <meta:editing-duration>PT3M33S</meta:editing-duration>
    <meta:editing-cycles>2</meta:editing-cycles>
    <meta:document-statistic meta:table-count="5" meta:cell-count="247" meta:object-count="5"/>
    <meta:user-defined meta:name="AppVersion">15.03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backward="0.78" loext:regression-force-intercept="false" chart:regression-type="linear"/>
      <style:graphic-properties draw:stroke="dash" draw:stroke-dash="msLineDash_20_1" svg:stroke-width="0.053cm" svg:stroke-color="#5b9bd5"/>
    </style:style>
    <style:style style:name="ch10" style:family="chart">
      <style:text-properties fo:color="#595959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709cm" svg:height="8.956cm" xlink:href=".." xlink:type="simple" chart:class="chart:scatter" chart:style-name="ch1">
        <chart:title svg:x="7.455cm" svg:y="0.314cm" chart:style-name="ch2">
          <text:p>Chart Title</text:p>
        </chart:title>
        <chart:plot-area chart:style-name="ch3" table:cell-range-address="'m1=32,52'.B2:'m1=32,52'.C6" svg:x="1.414cm" svg:y="1.372cm" svg:width="15.941cm" svg:height="6.375cm">
          <chartooo:coordinate-region svg:x="1.938cm" svg:y="1.558cm" svg:width="15.151cm" svg:height="5.719cm"/>
          <chart:axis chart:dimension="x" chart:name="primary-x" chart:style-name="ch4">
            <chart:title svg:x="8.989cm" svg:y="7.927cm" chart:style-name="ch5">
              <text:p>T(s)</text:p>
            </chart:title>
            <chart:grid chart:style-name="ch6" chart:class="major"/>
          </chart:axis>
          <chart:axis chart:dimension="y" chart:name="primary-y" chart:style-name="ch4">
            <chart:title svg:x="0.451cm" svg:y="5.457cm" chart:style-name="ch7">
              <text:p>D/T(cm/s)</text:p>
            </chart:title>
            <chart:grid chart:style-name="ch6" chart:class="major"/>
          </chart:axis>
          <chart:series chart:style-name="ch8" chart:values-cell-range-address="'m1=32,52'.C2:'m1=32,52'.C6" chart:class="chart:scatter">
            <chart:domain table:cell-range-address="'m1=32,52'.B2:'m1=32,52'.B6"/>
            <chart:regression-curve chart:style-name="ch9">
              <chart:equation chart:display-equation="true" chart:display-r-square="true" chart:style-name="ch10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">
                <text:p>0.78</text:p>
                <draw:g>
                  <svg:desc>'m1=32,52'.B2:'m1=32,52'.B6</svg:desc>
                </draw:g>
              </table:table-cell>
              <table:table-cell office:value-type="float" office:value="12.8205128205128">
                <text:p>12.8205128205128</text:p>
                <draw:g>
                  <svg:desc>'m1=32,52'.C2:'m1=32,52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4">
                <text:p>1.34</text:p>
              </table:table-cell>
              <table:table-cell office:value-type="float" office:value="14.9253731343284">
                <text:p>14.9253731343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283">
                <text:p>1.6283</text:p>
              </table:table-cell>
              <table:table-cell office:value-type="float" office:value="18.4241233187987">
                <text:p>18.4241233187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85">
                <text:p>1.785</text:p>
              </table:table-cell>
              <table:table-cell office:value-type="float" office:value="22.4089635854342">
                <text:p>22.4089635854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5">
                <text:p>1.95</text:p>
              </table:table-cell>
              <table:table-cell office:value-type="float" office:value="25.6410256410256">
                <text:p>25.6410256410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stroke-dash draw:name="msLineDash_20_1" draw:display-name="msLineDash 1" draw:style="round" draw:dots1="1" draw:dots1-length="53%" draw:distance="53%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5b9bd5"/>
    </style:style>
    <style:style style:name="ch10" style:family="chart">
      <style:text-properties fo:color="#595959" style:text-position="0% 100%" fo:font-family="Calibri" fo:font-size="9pt" style:font-size-asian="9pt" style:font-size-complex="9pt"/>
    </style:style>
    <style:style style:name="ch11" style:family="chart">
      <style:chart-properties loext:regression-name="" loext:regression-max-degree="2" loext:regression-period="2" loext:regression-extrapolate-backward="0.479" loext:regression-force-intercept="false" chart:regression-type="linear"/>
      <style:graphic-properties draw:stroke="dash" draw:stroke-dash="msLineDash_20_2" svg:stroke-width="0.053cm" svg:stroke-color="#5b9bd5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039cm" svg:height="9.379cm" xlink:href=".." xlink:type="simple" chart:class="chart:scatter" chart:style-name="ch1">
        <chart:title svg:x="7.12cm" svg:y="0.322cm" chart:style-name="ch2">
          <text:p>Chart Title</text:p>
        </chart:title>
        <chart:plot-area chart:style-name="ch3" table:cell-range-address="'m1=31,53'.B2:'m1=31,53'.C6" svg:x="1.4cm" svg:y="1.388cm" svg:width="15.299cm" svg:height="6.774cm">
          <chartooo:coordinate-region svg:x="1.924cm" svg:y="1.575cm" svg:width="14.51cm" svg:height="6.117cm"/>
          <chart:axis chart:dimension="x" chart:name="primary-x" chart:style-name="ch4">
            <chart:title svg:x="8.654cm" svg:y="8.35cm" chart:style-name="ch5">
              <text:p>T(s)</text:p>
            </chart:title>
            <chart:grid chart:style-name="ch6" chart:class="major"/>
          </chart:axis>
          <chart:axis chart:dimension="y" chart:name="primary-y" chart:style-name="ch4">
            <chart:title svg:x="0.451cm" svg:y="5.673cm" chart:style-name="ch7">
              <text:p>D/T(cm/s)</text:p>
            </chart:title>
            <chart:grid chart:style-name="ch6" chart:class="major"/>
          </chart:axis>
          <chart:series chart:style-name="ch8" chart:values-cell-range-address="'m1=31,53'.C2:'m1=31,53'.C6" chart:class="chart:scatter">
            <chart:domain table:cell-range-address="'m1=31,53'.B2:'m1=31,53'.B6"/>
            <chart:regression-curve chart:style-name="ch9">
              <chart:equation chart:display-equation="true" chart:display-r-square="true" chart:style-name="ch10"/>
            </chart:regression-curve>
            <chart:regression-curve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">
                <text:p>0.48</text:p>
                <draw:g>
                  <svg:desc>'m1=31,53'.B2:'m1=31,53'.B6</svg:desc>
                </draw:g>
              </table:table-cell>
              <table:table-cell office:value-type="float" office:value="20.8333333333333">
                <text:p>20.8333333333333</text:p>
                <draw:g>
                  <svg:desc>'m1=31,53'.C2:'m1=31,53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05">
                <text:p>0.805</text:p>
              </table:table-cell>
              <table:table-cell office:value-type="float" office:value="24.8447204968944">
                <text:p>24.8447204968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83">
                <text:p>0.9883</text:p>
              </table:table-cell>
              <table:table-cell office:value-type="float" office:value="30.3551553172114">
                <text:p>30.3551553172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533">
                <text:p>1.1533</text:p>
              </table:table-cell>
              <table:table-cell office:value-type="float" office:value="34.6830833261077">
                <text:p>34.6830833261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75">
                <text:p>1.275</text:p>
              </table:table-cell>
              <table:table-cell office:value-type="float" office:value="39.2156862745098">
                <text:p>39.21568627450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backward="0.424" loext:regression-force-intercept="false" chart:regression-type="linear"/>
      <style:graphic-properties draw:stroke="dash" draw:stroke-dash="msLineDash_20_1" svg:stroke-width="0.053cm" svg:stroke-color="#5b9bd5"/>
    </style:style>
    <style:style style:name="ch10" style:family="chart">
      <style:text-properties fo:color="#595959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145cm" svg:height="8.85cm" xlink:href=".." xlink:type="simple" chart:class="chart:scatter" chart:style-name="ch1">
        <chart:title svg:x="7.173cm" svg:y="0.312cm" chart:style-name="ch2">
          <text:p>Chart Title</text:p>
        </chart:title>
        <chart:plot-area chart:style-name="ch3" table:cell-range-address="'m1=30,52'.B2:'m1=30,52'.C6" svg:x="1.402cm" svg:y="1.368cm" svg:width="15.401cm" svg:height="6.275cm">
          <chartooo:coordinate-region svg:x="1.926cm" svg:y="1.554cm" svg:width="14.611cm" svg:height="5.619cm"/>
          <chart:axis chart:dimension="x" chart:name="primary-x" chart:style-name="ch4">
            <chart:title svg:x="8.231cm" svg:y="7.821cm" chart:style-name="ch5">
              <text:p>Axis Title</text:p>
            </chart:title>
            <chart:grid chart:style-name="ch6" chart:class="major"/>
          </chart:axis>
          <chart:axis chart:dimension="y" chart:name="primary-y" chart:style-name="ch4">
            <chart:title svg:x="0.451cm" svg:y="5.376cm" chart:style-name="ch7">
              <text:p>Axis Title</text:p>
            </chart:title>
            <chart:grid chart:style-name="ch6" chart:class="major"/>
          </chart:axis>
          <chart:series chart:style-name="ch8" chart:values-cell-range-address="'m1=30,52'.C2:'m1=30,52'.C6" chart:class="chart:scatter">
            <chart:domain table:cell-range-address="'m1=30,52'.B2:'m1=30,52'.B6"/>
            <chart:regression-curve chart:style-name="ch9">
              <chart:equation chart:display-equation="true" chart:display-r-square="true" chart:style-name="ch10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5">
                <text:p>0.455</text:p>
                <draw:g>
                  <svg:desc>'m1=30,52'.B2:'m1=30,52'.B6</svg:desc>
                </draw:g>
              </table:table-cell>
              <table:table-cell office:value-type="float" office:value="21.978021978022">
                <text:p>21.978021978022</text:p>
                <draw:g>
                  <svg:desc>'m1=30,52'.C2:'m1=30,52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433">
                <text:p>0.6433</text:p>
              </table:table-cell>
              <table:table-cell office:value-type="float" office:value="31.0896937665164">
                <text:p>31.0896937665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26">
                <text:p>0.7526</text:p>
              </table:table-cell>
              <table:table-cell office:value-type="float" office:value="39.8618123837364">
                <text:p>39.8618123837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5">
                <text:p>0.875</text:p>
              </table:table-cell>
              <table:table-cell office:value-type="float" office:value="45.7142857142857">
                <text:p>45.7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5">
                <text:p>1.005</text:p>
              </table:table-cell>
              <table:table-cell office:value-type="float" office:value="49.7512437810945">
                <text:p>49.75124378109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stroke-dash draw:name="msLineDash_20_1" draw:display-name="msLineDash 1" draw:style="round" draw:dots1="1" draw:dots1-length="53%" draw:distance="53%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backward="0.31" loext:regression-force-intercept="false" chart:regression-type="linear"/>
      <style:graphic-properties draw:stroke="dash" draw:stroke-dash="msLineDash_20_1" svg:stroke-width="0.053cm" svg:stroke-color="#5b9bd5"/>
    </style:style>
    <style:style style:name="ch10" style:family="chart">
      <style:text-properties fo:color="#595959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549cm" svg:height="8.718cm" xlink:href=".." xlink:type="simple" chart:class="chart:scatter" chart:style-name="ch1">
        <chart:title svg:x="6.875cm" svg:y="0.309cm" chart:style-name="ch2">
          <text:p>Chart Title</text:p>
        </chart:title>
        <chart:plot-area chart:style-name="ch3" table:cell-range-address="'m1=29,52'.B2:'m1=29,52'.C6" svg:x="1.39cm" svg:y="1.362cm" svg:width="14.829cm" svg:height="6.152cm">
          <chartooo:coordinate-region svg:x="1.914cm" svg:y="1.549cm" svg:width="14.04cm" svg:height="5.495cm"/>
          <chart:axis chart:dimension="x" chart:name="primary-x" chart:style-name="ch4">
            <chart:title svg:x="8.409cm" svg:y="7.689cm" chart:style-name="ch5">
              <text:p>T(s)</text:p>
            </chart:title>
            <chart:grid chart:style-name="ch6" chart:class="major"/>
          </chart:axis>
          <chart:axis chart:dimension="y" chart:name="primary-y" chart:style-name="ch4">
            <chart:title svg:x="0.451cm" svg:y="5.336cm" chart:style-name="ch7">
              <text:p>D/T(cm/s)</text:p>
            </chart:title>
            <chart:grid chart:style-name="ch6" chart:class="major"/>
          </chart:axis>
          <chart:series chart:style-name="ch8" chart:values-cell-range-address="'m1=29,52'.C2:'m1=29,52'.C6" chart:class="chart:scatter">
            <chart:domain table:cell-range-address="'m1=29,52'.B2:'m1=29,52'.B6"/>
            <chart:regression-curve chart:style-name="ch9">
              <chart:equation chart:display-equation="true" chart:display-r-square="true" chart:style-name="ch10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">
                <text:p>0.44</text:p>
                <draw:g>
                  <svg:desc>'m1=29,52'.B2:'m1=29,52'.B6</svg:desc>
                </draw:g>
              </table:table-cell>
              <table:table-cell office:value-type="float" office:value="22.7272727272727">
                <text:p>22.7272727272727</text:p>
                <draw:g>
                  <svg:desc>'m1=29,52'.C2:'m1=29,52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5">
                <text:p>0.535</text:p>
              </table:table-cell>
              <table:table-cell office:value-type="float" office:value="37.3831775700935">
                <text:p>37.3831775700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1">
                <text:p>0.631</text:p>
              </table:table-cell>
              <table:table-cell office:value-type="float" office:value="47.5435816164818">
                <text:p>47.5435816164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33">
                <text:p>0.7433</text:p>
              </table:table-cell>
              <table:table-cell office:value-type="float" office:value="53.8140723799274">
                <text:p>53.8140723799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">
                <text:p>0.85</text:p>
              </table:table-cell>
              <table:table-cell office:value-type="float" office:value="58.8235294117647">
                <text:p>58.82352941176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stroke-dash draw:name="msLineDash_20_1" draw:display-name="msLineDash 1" draw:style="round" draw:dots1="1" draw:dots1-length="53%" draw:distance="53%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5b9bd5"/>
    </style:style>
    <style:style style:name="ch10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2" svg:stroke-width="0.053cm" svg:stroke-color="#5b9bd5"/>
    </style:style>
    <style:style style:name="ch11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3" svg:stroke-width="0.053cm" svg:stroke-color="#5b9bd5"/>
    </style:style>
    <style:style style:name="ch12" style:family="chart">
      <style:text-properties fo:color="#595959" style:text-position="0% 100%" fo:font-family="Calibri" fo:font-size="9pt" style:font-size-asian="9pt" style:font-size-complex="9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7.551cm" svg:height="9.115cm" xlink:href=".." xlink:type="simple" chart:class="chart:scatter" chart:column-mapping="1 0" chart:style-name="ch1">
        <chart:title svg:x="7.376cm" svg:y="0.317cm" chart:style-name="ch2">
          <text:p>Chart Title</text:p>
        </chart:title>
        <chart:plot-area chart:style-name="ch3" table:cell-range-address="gravedad.A2:gravedad.B5" svg:x="1.411cm" svg:y="1.378cm" svg:width="15.789cm" svg:height="6.525cm">
          <chartooo:coordinate-region svg:x="1.835cm" svg:y="1.564cm" svg:width="14.941cm" svg:height="5.869cm"/>
          <chart:axis chart:dimension="x" chart:name="primary-x" chart:style-name="ch4">
            <chart:title svg:x="7.6cm" svg:y="8.086cm" chart:style-name="ch5">
              <text:p>(m1-m2)/(m1+m2)</text:p>
            </chart:title>
            <chart:grid chart:style-name="ch6" chart:class="major"/>
          </chart:axis>
          <chart:axis chart:dimension="y" chart:name="primary-y" chart:style-name="ch4">
            <chart:title svg:x="0.451cm" svg:y="5.366cm" chart:style-name="ch7">
              <text:p>a(m/s2)</text:p>
            </chart:title>
            <chart:grid chart:style-name="ch6" chart:class="major"/>
          </chart:axis>
          <chart:series chart:style-name="ch8" chart:values-cell-range-address="gravedad.A2:gravedad.A5" chart:class="chart:scatter">
            <chart:domain table:cell-range-address="gravedad.B2:gravedad.B5"/>
            <chart:regression-curve chart:style-name="ch9"/>
            <chart:regression-curve chart:style-name="ch10"/>
            <chart:regression-curve chart:style-name="ch11">
              <chart:equation chart:display-equation="true" chart:display-r-square="true" chart:style-name="ch12"/>
            </chart:regression-curve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62013267">
                <text:p>-0.062013267</text:p>
                <draw:g>
                  <svg:desc>gravedad.B2:gravedad.B5</svg:desc>
                </draw:g>
              </table:table-cell>
              <table:table-cell office:value-type="float" office:value="0.2128747">
                <text:p>0.2128747</text:p>
                <draw:g>
                  <svg:desc>gravedad.A2:gravedad.A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77530719">
                <text:p>-0.077530719</text:p>
              </table:table-cell>
              <table:table-cell office:value-type="float" office:value="0.46250019">
                <text:p>0.46250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19573056">
                <text:p>-0.119573056</text:p>
              </table:table-cell>
              <table:table-cell office:value-type="float" office:value="1.05292829">
                <text:p>1.05292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48543409">
                <text:p>-0.148543409</text:p>
              </table:table-cell>
              <table:table-cell office:value-type="float" office:value="1.70843772">
                <text:p>1.708437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  <draw:stroke-dash draw:name="msLineDash_20_3" draw:display-name="msLineDash 3" draw:style="round" draw:dots1="1" draw:dots1-length="53%" draw:distance="53%"/>
  </office:styles>
</office:document-styles>
</file>